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Symbol" svg:font-family="Symbol"/>
    <style:font-face style:name="Wingdings" svg:font-family="Wingdings"/>
    <style:font-face style:name="Cambria" svg:font-family="Cambria" style:font-family-generic="roman"/>
    <style:font-face style:name="Courier" svg:font-family="Courier"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4" style:family="table">
      <style:table-properties style:width="6.4521in" fo:margin-left="-0.075in" table:align="left" style:writing-mode="lr-tb"/>
    </style:style>
    <style:style style:name="Table4.A" style:family="table-column">
      <style:table-column-properties style:column-width="1.2444in"/>
    </style:style>
    <style:style style:name="Table4.B" style:family="table-column">
      <style:table-column-properties style:column-width="1.3194in"/>
    </style:style>
    <style:style style:name="Table4.C" style:family="table-column">
      <style:table-column-properties style:column-width="1.3208in"/>
    </style:style>
    <style:style style:name="Table4.D" style:family="table-column">
      <style:table-column-properties style:column-width="1.3201in"/>
    </style:style>
    <style:style style:name="Table4.E" style:family="table-column">
      <style:table-column-properties style:column-width="1.2472in"/>
    </style:style>
    <style:style style:name="Table4.1" style:family="table-row">
      <style:table-row-properties fo:keep-together="auto"/>
    </style:style>
    <style:style style:name="Table4.A1" style:family="table-cell">
      <style:table-cell-properties fo:padding-left="0.075in" fo:padding-right="0.075in" fo:padding-top="0in" fo:padding-bottom="0in" fo:border-left="0.5pt solid #00000a" fo:border-right="0.5pt solid #00000a" fo:border-top="0.5pt solid #00000a" fo:border-bottom="1pt solid #00000a"/>
    </style:style>
    <style:style style:name="Table4.B1" style:family="table-cell">
      <style:table-cell-properties fo:padding-left="0.075in" fo:padding-right="0.075in" fo:padding-top="0in" fo:padding-bottom="0in" fo:border-left="0.5pt solid #00000a" fo:border-right="1pt solid #00000a" fo:border-top="0.5pt solid #00000a" fo:border-bottom="1pt solid #00000a"/>
    </style:style>
    <style:style style:name="Table4.C1" style:family="table-cell">
      <style:table-cell-properties fo:padding-left="0.075in" fo:padding-right="0.075in" fo:padding-top="0in" fo:padding-bottom="0in" fo:border-left="1pt solid #00000a" fo:border-right="0.5pt solid #00000a" fo:border-top="0.5pt solid #00000a" fo:border-bottom="1pt solid #00000a"/>
    </style:style>
    <style:style style:name="Table4.A2" style:family="table-cell">
      <style:table-cell-properties fo:padding-left="0.075in" fo:padding-right="0.075in" fo:padding-top="0in" fo:padding-bottom="0in" fo:border-left="0.5pt solid #00000a" fo:border-right="0.5pt solid #00000a" fo:border-top="1pt solid #00000a" fo:border-bottom="0.5pt solid #00000a"/>
    </style:style>
    <style:style style:name="Table4.B2" style:family="table-cell">
      <style:table-cell-properties fo:padding-left="0.075in" fo:padding-right="0.075in" fo:padding-top="0in" fo:padding-bottom="0in" fo:border-left="0.5pt solid #00000a" fo:border-right="1pt solid #00000a" fo:border-top="1pt solid #00000a" fo:border-bottom="0.5pt solid #00000a"/>
    </style:style>
    <style:style style:name="Table4.C2" style:family="table-cell">
      <style:table-cell-properties fo:padding-left="0.075in" fo:padding-right="0.075in" fo:padding-top="0in" fo:padding-bottom="0in" fo:border-left="1pt solid #00000a" fo:border-right="0.5pt solid #00000a" fo:border-top="1pt solid #00000a" fo:border-bottom="0.5pt solid #00000a"/>
    </style:style>
    <style:style style:name="Table4.A3" style:family="table-cell">
      <style:table-cell-properties fo:padding-left="0.075in" fo:padding-right="0.075in" fo:padding-top="0in" fo:padding-bottom="0in" fo:border="0.5pt solid #00000a"/>
    </style:style>
    <style:style style:name="Table4.B3" style:family="table-cell">
      <style:table-cell-properties fo:padding-left="0.075in" fo:padding-right="0.075in" fo:padding-top="0in" fo:padding-bottom="0in" fo:border-left="0.5pt solid #00000a" fo:border-right="1pt solid #00000a" fo:border-top="0.5pt solid #00000a" fo:border-bottom="0.5pt solid #00000a"/>
    </style:style>
    <style:style style:name="Table4.C3" style:family="table-cell">
      <style:table-cell-properties fo:padding-left="0.075in" fo:padding-right="0.075in" fo:padding-top="0in" fo:padding-bottom="0in" fo:border-left="1pt solid #00000a" fo:border-right="0.5pt solid #00000a" fo:border-top="0.5pt solid #00000a" fo:border-bottom="0.5pt solid #00000a"/>
    </style:style>
    <style:style style:name="Table6" style:family="table">
      <style:table-properties style:width="5.8583in" fo:margin-left="-0.075in" table:align="left" style:writing-mode="lr-tb"/>
    </style:style>
    <style:style style:name="Table6.A" style:family="table-column">
      <style:table-column-properties style:column-width="0.484in"/>
    </style:style>
    <style:style style:name="Table6.B" style:family="table-column">
      <style:table-column-properties style:column-width="1.059in"/>
    </style:style>
    <style:style style:name="Table6.C" style:family="table-column">
      <style:table-column-properties style:column-width="0.6326in"/>
    </style:style>
    <style:style style:name="Table6.D" style:family="table-column">
      <style:table-column-properties style:column-width="0.95in"/>
    </style:style>
    <style:style style:name="Table6.E" style:family="table-column">
      <style:table-column-properties style:column-width="1.3458in"/>
    </style:style>
    <style:style style:name="Table6.F" style:family="table-column">
      <style:table-column-properties style:column-width="1.3868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style>
    <style:style style:name="Table6.B1" style:family="table-cell">
      <style:table-cell-properties fo:padding="0.075in" fo:border-left="none" fo:border-right="0.5pt dotted #000000" fo:border-top="none" fo:border-bottom="none"/>
    </style:style>
    <style:style style:name="Table6.A2" style:family="table-cell">
      <style:table-cell-properties fo:padding="0.075in" fo:border="none"/>
    </style:style>
    <style:style style:name="Table6.B2" style:family="table-cell">
      <style:table-cell-properties fo:padding="0.075in" fo:border-left="0.05pt solid #000000" fo:border-right="none" fo:border-top="0.05pt solid #000000" fo:border-bottom="0.05pt solid #000000"/>
    </style:style>
    <style:style style:name="Table6.F2" style:family="table-cell">
      <style:table-cell-properties fo:padding="0.075in" fo:border="0.05pt solid #000000"/>
    </style:style>
    <style:style style:name="Table5" style:family="table">
      <style:table-properties style:width="4.725in" fo:margin-left="-0.075in" table:align="left" style:writing-mode="lr-tb"/>
    </style:style>
    <style:style style:name="Table5.A" style:family="table-column">
      <style:table-column-properties style:column-width="1.3056in"/>
    </style:style>
    <style:style style:name="Table5.B" style:family="table-column">
      <style:table-column-properties style:column-width="1.2667in"/>
    </style:style>
    <style:style style:name="Table5.C" style:family="table-column">
      <style:table-column-properties style:column-width="2.1528in"/>
    </style:style>
    <style:style style:name="Table5.1" style:family="table-row">
      <style:table-row-properties fo:keep-together="auto"/>
    </style:style>
    <style:style style:name="Table5.A1" style:family="table-cell">
      <style:table-cell-properties fo:padding-left="0.075in" fo:padding-right="0.075in" fo:padding-top="0in" fo:padding-bottom="0in" fo:border-left="0.5pt solid #00000a" fo:border-right="0.5pt solid #00000a" fo:border-top="0.5pt solid #00000a" fo:border-bottom="1pt solid #00000a"/>
    </style:style>
    <style:style style:name="Table5.A2" style:family="table-cell">
      <style:table-cell-properties fo:padding-left="0.075in" fo:padding-right="0.075in" fo:padding-top="0in" fo:padding-bottom="0in" fo:border-left="0.5pt solid #00000a" fo:border-right="0.5pt solid #00000a" fo:border-top="1pt solid #00000a" fo:border-bottom="0.5pt solid #00000a"/>
    </style:style>
    <style:style style:name="Table5.A3" style:family="table-cell">
      <style:table-cell-properties fo:padding-left="0.075in" fo:padding-right="0.075in" fo:padding-top="0in" fo:padding-bottom="0in" fo:border="0.5pt solid #00000a"/>
    </style:style>
    <style:style style:name="P1" style:family="paragraph" style:parent-style-name="Footer">
      <style:paragraph-properties fo:padding="0in" fo:border="none"/>
    </style:style>
    <style:style style:name="P2" style:family="paragraph" style:parent-style-name="Footer">
      <style:paragraph-properties fo:margin-left="0in" fo:margin-right="0.25in" fo:text-indent="0.25in" style:auto-text-indent="false"/>
    </style:style>
    <style:style style:name="P3" style:family="paragraph" style:parent-style-name="Standard">
      <style:text-properties fo:language="en" fo:country="US"/>
    </style:style>
    <style:style style:name="P4" style:family="paragraph" style:parent-style-name="Standard">
      <style:text-properties fo:font-size="10pt" fo:language="en" fo:country="US" fo:font-weight="bold" style:font-size-asian="10pt" style:font-weight-asian="bold" style:font-size-complex="10pt" style:font-weight-complex="bold"/>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color="#ffffff" fo:font-size="14pt" fo:language="en" fo:country="US" style:font-size-asian="14pt" style:font-size-complex="14pt"/>
    </style:style>
    <style:style style:name="P7" style:family="paragraph" style:parent-style-name="Standard">
      <style:text-properties fo:color="#ffffff" fo:font-size="14pt" style:font-size-asian="14pt" style:font-size-complex="14pt"/>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font-name-complex="Times New Roman1"/>
    </style:style>
    <style:style style:name="P10" style:family="paragraph" style:parent-style-name="Standard" style:list-style-name="WWNum3"/>
    <style:style style:name="P11" style:family="paragraph" style:parent-style-name="Standard" style:list-style-name="WWNum24"/>
    <style:style style:name="P12" style:family="paragraph" style:parent-style-name="Standard" style:list-style-name="WWNum27"/>
    <style:style style:name="P13" style:family="paragraph" style:parent-style-name="Standard" style:list-style-name="WWNum24">
      <style:text-properties fo:language="en" fo:country="US"/>
    </style:style>
    <style:style style:name="P14" style:family="paragraph" style:parent-style-name="Heading_20_1" style:master-page-name="Standard">
      <style:paragraph-properties style:page-number="auto"/>
    </style:style>
    <style:style style:name="P15" style:family="paragraph" style:parent-style-name="Heading_20_2" style:list-style-name="WWNum1"/>
    <style:style style:name="T1" style:family="text">
      <style:text-properties fo:language="en" fo:country="US"/>
    </style:style>
    <style:style style:name="T2" style:family="text">
      <style:text-properties fo:language="en" fo:country="US" officeooo:rsid="0010db6e"/>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officeooo:rsid="00123a68" style:font-size-asian="11pt" style:font-weight-asian="bold" style:font-size-complex="11pt" style:font-weight-complex="bold"/>
    </style:style>
    <style:style style:name="T5" style:family="text">
      <style:text-properties fo:font-size="11pt" fo:language="en" fo:country="US" fo:font-weight="bold" style:font-size-asian="11pt" style:font-weight-asian="bold" style:font-size-complex="11pt" style:font-weight-complex="bold"/>
    </style:style>
    <style:style style:name="T6" style:family="text">
      <style:text-properties fo:font-size="11pt" fo:language="en" fo:country="US" fo:font-weight="bold" officeooo:rsid="001391e7" style:font-size-asian="11pt" style:font-weight-asian="bold" style:font-size-complex="11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fo:language="en" fo:country="US" fo:font-weight="bold" style:font-size-asian="10pt" style:font-weight-asian="bold" style:font-size-complex="10pt" style:font-weight-complex="bold"/>
    </style:style>
    <style:style style:name="T9" style:family="text">
      <style:text-properties style:font-name="Courier" fo:font-size="9pt" fo:font-style="italic" style:font-size-asian="9pt" style:font-style-asian="italic" style:font-size-complex="9pt" style:font-style-complex="italic"/>
    </style:style>
    <style:style style:name="T10" style:family="text">
      <style:text-properties officeooo:rsid="0014b7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Praktikum Maschinelle Übersetzung: Evaluation</text:h>
      <text:p text:style-name="Standard"/>
      <text:p text:style-name="Standard">Um die Aufgaben auszuführen, können Sie Ihre Daten in folgendem Verzeichnis speichern:</text:p>
      <text:p text:style-name="Standard"><text:tab/><text:span text:style-name="T1">/project/smtstud/ss1</text:span><text:span text:style-name="T2">7</text:span><text:span text:style-name="T1">/systems/USERNAME/</text:span></text:p>
      <text:p text:style-name="P3"/>
      <text:p text:style-name="Standard">Wir werden uns einige der Übersetzungen anschauen, die beim Workshop for Statistical Machine Translation 2010 Shared Translation Task eingereicht wurden.</text:p>
      <text:p text:style-name="Standard">(<text:a xlink:type="simple" xlink:href="http://www.statmt.org/wmt10/translation-task.html">http://www.statmt.org/wmt10/translation-task.html</text:a>)</text:p>
      <text:p text:style-name="Standard"/>
      <text:p text:style-name="Standard">Im Verzeichnis: <text:span text:style-name="T3">/project/smtstud/ss1</text:span><text:span text:style-name="T4">7</text:span><text:span text:style-name="T3">/data/wmt10-xlats/</text:span></text:p>
      <text:p text:style-name="Standard">liegen Übersetzungen von vier Deutsch-Englisch-Übersetzungssystemen (in jeweils zwei Formaten). Sie sind nach BLEU an deutlich unterschiedlichen Plätzen der Rangliste.</text:p>
      <text:p text:style-name="Standard"/>
      <text:p text:style-name="Standard">Die passenden Quelldaten sind hier:</text:p>
      <text:p text:style-name="Standard"><text:span text:style-name="T5">/project/smtstud/ss1</text:span><text:span text:style-name="T6">7</text:span><text:span text:style-name="T5">/data/wmt10-xlats/ref/wmt10-newssyscombtest2010-src.de.sgm</text:span></text:p>
      <text:p text:style-name="P3"/>
      <text:p text:style-name="Standard">Bitte melden Sie sich nach Abschluss jeder Aufgabe, sodass wir ausschließen können, dass Sie mit fehlerhaften Dateien weitermachen.</text:p>
      <text:p text:style-name="Standard"/>
      <text:list xml:id="list8044832951952949026" text:style-name="WWNum1">
        <text:list-item>
          <text:h text:style-name="P15" text:outline-level="2">Manual Evaluation</text:h>
        </text:list-item>
      </text:list>
      <text:p text:style-name="Standard"/>
      <text:p text:style-name="Standard">Unter dem folgenden Link können Sie an der Manuellen Evaluation teilnehmen (verwenden Sie <text:span text:style-name="T9">maneval</text:span> als Passwort): </text:p>
      <text:p text:style-name="Standard">http://www.eSurveysPro.com/Survey.aspx?id=59d42ecb-8492-43c6-abd8-49ebc5f83549</text:p>
      <text:p text:style-name="Standard"/>
      <text:p text:style-name="Standard">1.a) Sehen Sie sich die vier Übersetzungen auf der Webseite an.</text:p>
      <text:p text:style-name="Standard"/>
      <text:list xml:id="list1865149566302009292" text:style-name="WWNum3">
        <text:list-item>
          <text:p text:style-name="P10">Können Sie die schlechteste Übersetzung identifizieren?</text:p>
        </text:list-item>
        <text:list-item>
          <text:p text:style-name="P10">Welche halten Sie für die beste Übersetzung?</text:p>
        </text:list-item>
      </text:list>
      <text:p text:style-name="Standard"/>
      <text:p text:style-name="Standard"/>
      <text:p text:style-name="Standard">Bei Evaluationen gibt es (unter anderen) zwei Hauptmethoden, automatische Übersetzungen manuell bewerten zu lassen: Punkte für Adequacy und Fluency vergeben oder Ranking von Systemen.</text:p>
      <text:p text:style-name="Standard"/>
      <text:p text:style-name="Standard">1.b) Vergeben Sie Punkte für Adequacy (wie adäquat ist der Inhalt wiedergegeben) und Fluency (wie flüssig liest sich die Übersetzung?)</text:p>
      <text:p text:style-name="Standard"/>
      <text:p text:style-name="Standard">1.c) Vergeben Sie einen Rang (1-4) für jedes System</text:p>
      <text:p text:style-name="P3"/>
      <text:p text:style-name="P3"/>
      <text:list xml:id="list4512157030254322824" text:style-name="WWNum24">
        <text:list-item>
          <text:p text:style-name="P11">Finden Sie diese Aufgabe schwierig? Wieso?</text:p>
        </text:list-item>
        <text:list-item>
          <text:p text:style-name="P11">Denken Sie heute haben alle dieselben Punkte und Rankings vergeben? <text:line-break/>Wie geht man bei einer Evaluation mit diesem Problem um?</text:p>
        </text:list-item>
      </text:list>
      <text:p text:style-name="Standard"/>
      <text:p text:style-name="Standard"/>
      <text:p text:style-name="Standard"/>
      <text:list xml:id="list103847535343177" text:continue-list="list8044832951952949026" text:style-name="WWNum1">
        <text:list-item>
          <text:h text:style-name="P15" text:outline-level="2"><text:soft-page-break/>BLEU Score</text:h>
        </text:list-item>
      </text:list>
      <text:p text:style-name="Standard"/>
      <text:p text:style-name="Standard">Kopieren Sie sich die Übersetzungen im sgml-Format der vier Systeme in Ihr Verzeichnis.</text:p>
      <text:p text:style-name="P4">cp /project/smtstud/ss1<text:span text:style-name="T10">7</text:span>/data/wmt10-xlats/*.sgm .</text:p>
      <text:p text:style-name="P3"><text:s/></text:p>
      <text:p text:style-name="Standard">Das von NIST herausgegebene offizielle BLEU evaluation script finden Sie hier:</text:p>
      <text:p text:style-name="P4">/project/smtstud/ss16/bin/mteval-v11a-cmufix_b.pl</text:p>
      <text:p text:style-name="P3"/>
      <text:p text:style-name="Standard">Rufen Sie das Script mit der Option -h auf und sehen Sie sich die Ausgabe an.</text:p>
      <text:p text:style-name="Standard"/>
      <text:p text:style-name="Standard">2.a) Verwenden Sie das Script, um die BLEU und NIST Scores für alle vier Systeme zu berechnen.</text:p>
      <text:p text:style-name="Standard"/>
      <text:p text:style-name="Standard"><text:span text:style-name="T1">reference: </text:span><text:span text:style-name="T8">/project/smtstud/ss16/data/wmt10-xlats/ref/wmt10-newssyscombtest2010-ref.en.sgm</text:span></text:p>
      <text:p text:style-name="Standard"><text:span text:style-name="T1">source: <text:s text:c="5"/></text:span><text:span text:style-name="T8">/project/smtstud/ss16/data/wmt10-xlats/ref/wmt10-newssyscombtest2010-src.de.sgm</text:span></text:p>
      <text:p text:style-name="Standard">test: <text:s text:c="11"/>alle vier *.sgm files (aus: <text:span text:style-name="T7">/project/smtstud/ss16/data/wmt10-xlats/</text:span>)</text:p>
      <text:p text:style-name="Standard"/>
      <text:p text:style-name="Standard">Verwenden sie folgende Optionen für alle evaluation runs:</text:p>
      <text:list xml:id="list3307321319107290127" text:style-name="WWNum27">
        <text:list-item>
          <text:p text:style-name="P12">Berechnen Sie BLEU und NIST Score</text:p>
        </text:list-item>
        <text:list-item>
          <text:p text:style-name="P12">Berechnen Sie den Score case insensitiv</text:p>
        </text:list-item>
        <text:list-item>
          <text:p text:style-name="P12">Verwenden Sie die BLEU text normalization method</text:p>
        </text:list-item>
      </text:list>
      <text:p text:style-name="Standard"/>
      <text:list xml:id="list103847930410386" text:continue-list="list4512157030254322824" text:style-name="WWNum24">
        <text:list-item>
          <text:p text:style-name="P11">Wie hoch ist der BLEU und NIST Score für die vier Systeme?</text:p>
        </text:list-item>
        <text:list-item>
          <text:p text:style-name="P13">Was bedeuten Precision und Length Penalty des BLEU scores?</text:p>
        </text:list-item>
        <text:list-item>
          <text:p text:style-name="P11">Sieht das automatische Ranking so aus, wie Sie es erwartet haben?</text:p>
        </text:list-item>
        <text:list-item>
          <text:p text:style-name="P11">Wie wird der BLEU Score aus den n-gram matches berechnet?</text:p>
        </text:list-item>
        <text:list-item>
          <text:p text:style-name="P11">Was ist der Unterschied zwischen dem Individual und dem Cumulative score?</text:p>
        </text:list-item>
      </text:list>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Standard">system</text:p>
          </table:table-cell>
          <table:table-cell table:style-name="Table4.B1" office:value-type="string">
            <text:p text:style-name="Standard">NIST</text:p>
          </table:table-cell>
          <table:table-cell table:style-name="Table4.C1" office:value-type="string">
            <text:p text:style-name="Standard">BLEU</text:p>
          </table:table-cell>
          <table:table-cell table:style-name="Table4.A1" office:value-type="string">
            <text:p text:style-name="Standard">Prec.</text:p>
          </table:table-cell>
          <table:table-cell table:style-name="Table4.A1" office:value-type="string">
            <text:p text:style-name="Standard">LP</text:p>
          </table:table-cell>
        </table:table-row>
        <table:table-row table:style-name="Table4.1">
          <table:table-cell table:style-name="Table4.A2" office:value-type="string">
            <text:p text:style-name="Standard">dfki</text:p>
          </table:table-cell>
          <table:table-cell table:style-name="Table4.B2" office:value-type="string">
            <text:p text:style-name="P6">5.9481</text:p>
          </table:table-cell>
          <table:table-cell table:style-name="Table4.C2" office:value-type="string">
            <text:p text:style-name="P6">0.1767</text:p>
          </table:table-cell>
          <table:table-cell table:style-name="Table4.A2" office:value-type="string">
            <text:p text:style-name="P6">0.1767</text:p>
          </table:table-cell>
          <table:table-cell table:style-name="Table4.A2" office:value-type="string">
            <text:p text:style-name="P6">1.0</text:p>
          </table:table-cell>
        </table:table-row>
        <table:table-row table:style-name="Table4.1">
          <table:table-cell table:style-name="Table4.A3" office:value-type="string">
            <text:p text:style-name="Standard">jhu</text:p>
          </table:table-cell>
          <table:table-cell table:style-name="Table4.B3" office:value-type="string">
            <text:p text:style-name="P6">6.6869</text:p>
          </table:table-cell>
          <table:table-cell table:style-name="Table4.C3" office:value-type="string">
            <text:p text:style-name="P6">0.2141</text:p>
          </table:table-cell>
          <table:table-cell table:style-name="Table4.A3" office:value-type="string">
            <text:p text:style-name="P6">0.2274</text:p>
          </table:table-cell>
          <table:table-cell table:style-name="Table4.A3" office:value-type="string">
            <text:p text:style-name="P6">0.9414</text:p>
          </table:table-cell>
        </table:table-row>
        <table:table-row table:style-name="Table4.1">
          <table:table-cell table:style-name="Table4.A3" office:value-type="string">
            <text:p text:style-name="Standard">kit</text:p>
          </table:table-cell>
          <table:table-cell table:style-name="Table4.B3" office:value-type="string">
            <text:p text:style-name="P7">6.8816</text:p>
          </table:table-cell>
          <table:table-cell table:style-name="Table4.C3" office:value-type="string">
            <text:p text:style-name="P7">0.2397</text:p>
          </table:table-cell>
          <table:table-cell table:style-name="Table4.A3" office:value-type="string">
            <text:p text:style-name="P7">0.2397</text:p>
          </table:table-cell>
          <table:table-cell table:style-name="Table4.A3" office:value-type="string">
            <text:p text:style-name="P7">1.0</text:p>
          </table:table-cell>
        </table:table-row>
        <table:table-row table:style-name="Table4.1">
          <table:table-cell table:style-name="Table4.A3" office:value-type="string">
            <text:p text:style-name="Standard">rwth</text:p>
          </table:table-cell>
          <table:table-cell table:style-name="Table4.B3" office:value-type="string">
            <text:p text:style-name="P6">6.9411</text:p>
          </table:table-cell>
          <table:table-cell table:style-name="Table4.C3" office:value-type="string">
            <text:p text:style-name="P6">0.2435</text:p>
          </table:table-cell>
          <table:table-cell table:style-name="Table4.A3" office:value-type="string">
            <text:p text:style-name="P6">0.2435</text:p>
          </table:table-cell>
          <table:table-cell table:style-name="Table4.A3" office:value-type="string">
            <text:p text:style-name="P6">1.0</text:p>
          </table:table-cell>
        </table:table-row>
      </table:table>
      <text:p text:style-name="Standard"/>
      <text:p text:style-name="Standard"/>
      <text:p text:style-name="Standard">2.b) Evaluieren Sie unser System (kit) mit der Option mit Unterscheidung von Groß- und Kleinschreibung.</text:p>
      <text:p text:style-name="Standard"/>
      <text:list xml:id="list103847578811879" text:continue-numbering="true" text:style-name="WWNum24">
        <text:list-item>
          <text:p text:style-name="P11">Wie unterscheidet sich der Score und warum?</text:p>
        </text:list-item>
      </text:list>
      <text:p text:style-name="Standard"/>
      <text:p text:style-name="Standard">2.c) Evaluieren Sie unser System (kit) nur für BLEU auf Dokumentlevel:</text:p>
      <text:p text:style-name="Standard"/>
      <text:p text:style-name="P5">/project/smtstud/ss16/bin/mteval-v11a-cmufix_b.pl <text:line-break/>-r /project/smtstud/ss16/data/wmt10-xlats/ref/wmt10-newssyscombtest2010-ref.en.sgm <text:line-break/>-s /project/smtstud/ss16/data/wmt10-xlats/ref/wmt10-newssyscombtest2010-src.de.sgm <text:line-break/>-t ./newssyscombtest2010.de-en.kit.sgm <text:line-break/>-b -m b -d 1 <text:s text:c="3"/>&gt; &amp; <text:s/>kit.doc-eval.log</text:p>
      <text:p text:style-name="Standard"/>
      <text:list xml:id="list103846806754474" text:continue-numbering="true" text:style-name="WWNum24">
        <text:list-item>
          <text:p text:style-name="P11">Wie kann es sein, dass ein Dokument einen Score von Null hat?</text:p>
        </text:list-item>
      </text:list>
      <text:p text:style-name="Standard"/>
      <text:p text:style-name="Standard"><text:soft-page-break/>Finden Sie das Dokument mit dem höchsten und mit dem niedrigsten BLEU Score (ignorieren Sie das Dokument mit Score Null) und lesen Sie die Übersetzung.</text:p>
      <text:p text:style-name="Standard"/>
      <text:list xml:id="list103847349749996" text:continue-numbering="true" text:style-name="WWNum24">
        <text:list-item>
          <text:p text:style-name="P11">Lässt sich der unterschiedliche Score nachvollziehen?</text:p>
        </text:list-item>
        <text:list-item>
          <text:p text:style-name="P11">Spekulieren Sie über die Ursachen für die unterschiedliche Qualität der Übersetzungen.</text:p>
        </text:list-item>
      </text:list>
      <text:p text:style-name="Standard"/>
      <text:list xml:id="list103848004337428" text:continue-list="list103847535343177" text:style-name="WWNum1">
        <text:list-item>
          <text:h text:style-name="P15" text:outline-level="2">TER Score</text:h>
        </text:list-item>
      </text:list>
      <text:p text:style-name="Standard"/>
      <text:p text:style-name="Standard">TER steht für Translation Error Rate. Die TER ist das Verhältnis von Fehlern in der Hypothese zur Anzahl von Wörtern in der Referenzübersetzung. Die Fehler setzen sich aus Insertions, Deletions, Substitutions und Shifts von Wörtern zusammen.</text:p>
      <text:p text:style-name="Standard"/>
      <text:p text:style-name="Standard">3.a) Berechnen Sie die Translation Error Rate für den ersten Satz der Übersetzung unseres Systems:</text:p>
      <text:p text:style-name="Standard"/>
      <text:list xml:id="list103846856965354" text:continue-list="list103847349749996" text:style-name="WWNum24">
        <text:list-item>
          <text:p text:style-name="P11">Wie viele Editieraktionen brauchen Sie, um aus der Hypothese die Referenz zu machen?</text:p>
        </text:list-item>
      </text:list>
      <text:p text:style-name="Standard"><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ref:</text:p>
          </table:table-cell>
          <table:table-cell table:style-name="Table6.B1" office:value-type="string">
            <text:p text:style-name="P3">lack of snow</text:p>
          </table:table-cell>
          <table:table-cell table:style-name="Table6.B1" office:value-type="string">
            <text:p text:style-name="P3">in </text:p>
          </table:table-cell>
          <table:table-cell table:style-name="Table6.B1" office:value-type="string">
            <text:p text:style-name="P3">mountains</text:p>
          </table:table-cell>
          <table:table-cell table:style-name="Table6.B1" office:value-type="string">
            <text:p text:style-name="P3">causes problems</text:p>
          </table:table-cell>
          <table:table-cell table:style-name="Table6.A1" office:value-type="string">
            <text:p text:style-name="P3">for hoteliers</text:p>
          </table:table-cell>
        </table:table-row>
        <table:table-row table:style-name="Table6.1">
          <table:table-cell table:style-name="Table6.A2" office:value-type="string">
            <text:p text:style-name="Standard"/>
          </table:table-cell>
          <table:table-cell table:style-name="Table6.B2" office:value-type="string">
            <text:p text:style-name="P3"/>
          </table:table-cell>
          <table:table-cell table:style-name="Table6.B2" office:value-type="string">
            <text:p text:style-name="P3"/>
          </table:table-cell>
          <table:table-cell table:style-name="Table6.B2" office:value-type="string">
            <text:p text:style-name="P3"/>
          </table:table-cell>
          <table:table-cell table:style-name="Table6.B2" office:value-type="string">
            <text:p text:style-name="P3"/>
          </table:table-cell>
          <table:table-cell table:style-name="Table6.F2" office:value-type="string">
            <text:p text:style-name="P3"/>
          </table:table-cell>
        </table:table-row>
        <table:table-row table:style-name="Table6.1">
          <table:table-cell table:style-name="Table6.A1" office:value-type="string">
            <text:p text:style-name="P8">hyp:</text:p>
          </table:table-cell>
          <table:table-cell table:style-name="Table6.B1" office:value-type="string">
            <text:p text:style-name="P3">lack of snow</text:p>
          </table:table-cell>
          <table:table-cell table:style-name="Table6.B1" office:value-type="string">
            <text:p text:style-name="P3">on the </text:p>
          </table:table-cell>
          <table:table-cell table:style-name="Table6.B1" office:value-type="string">
            <text:p text:style-name="P3">mountains</text:p>
          </table:table-cell>
          <table:table-cell table:style-name="Table6.B1" office:value-type="string">
            <text:p text:style-name="P3">has bedeviled</text:p>
          </table:table-cell>
          <table:table-cell table:style-name="Table6.A1" office:value-type="string">
            <text:p text:style-name="P3">the hotel owners</text:p>
          </table:table-cell>
        </table:table-row>
      </table:table>
      <text:p text:style-name="Standard"/>
      <text:p text:style-name="P3"/>
      <text:p text:style-name="P3"/>
      <text:p text:style-name="Standard">Rufen Sie das Programm zur Berechnung des TER Scores für diese Übersetzung auf:</text:p>
      <text:p text:style-name="P4">/project/smtstud/ss16/bin/tercom_v6b.pl -h &lt;hypothesis-file&gt; -r &lt;reference-file&gt; -i sgm –N &amp;</text:p>
      <text:p text:style-name="Standard">(Laufzeit c.a. 5Min)</text:p>
      <text:p text:style-name="Standard"/>
      <text:p text:style-name="Standard">3.b) Noch während das Programm läuft, können Sie sich die Datei <text:span text:style-name="T7">newssyscombtest2010.de-en.kit.sgm.sys.pra </text:span>einmal ansehen.</text:p>
      <text:p text:style-name="Standard"/>
      <text:list xml:id="list103847022325308" text:continue-numbering="true" text:style-name="WWNum24">
        <text:list-item>
          <text:p text:style-name="P11">Haben Sie die TER des ersten Satzes richtig berechnet?</text:p>
        </text:list-item>
        <text:list-item>
          <text:p text:style-name="P11">Ist es möglich dass die Fehlerrate auf über 100% steigt? Wie kann das passieren?</text:p>
        </text:list-item>
      </text:list>
      <text:p text:style-name="Standard"/>
      <text:p text:style-name="Standard">3.c) Finden Sie Satz ID „idnes.cz/2009/12/11/76492-24“ in der Datei <text:span text:style-name="T7">newssyscombtest2010.de-en.kit.sgm.sys.pra</text:span></text:p>
      <text:p text:style-name="Standard">Der Quellsatz war: „Wir liegen etwa um fünf Prozent besser als im Vorjahr.“</text:p>
      <text:p text:style-name="Standard"/>
      <text:list xml:id="list103846480517304" text:continue-numbering="true" text:style-name="WWNum24">
        <text:list-item>
          <text:p text:style-name="P11">Wie hoch ist die TER des Satzes?</text:p>
        </text:list-item>
        <text:list-item>
          <text:p text:style-name="P11">Welche Fehlerrate hätten Sie (als Mensch) vergeben, wenn Sie sich nicht die Referenz sondern den Quellsatz zum Vergleich ansehen?</text:p>
        </text:list-item>
        <text:list-item>
          <text:p text:style-name="P11">Wie kann man diesem Problem teilweise entgegenwirken?</text:p>
        </text:list-item>
      </text:list>
      <text:p text:style-name="Standard"/>
      <text:p text:style-name="Standard">3.d) In der Datei newssyscombtest2010.de-en.kit.sgm.sys.sum_doc finden Sie die TER scores für alle Dokumente und für das gesamte Testset.</text:p>
      <text:p text:style-name="Standard"/>
      <text:list xml:id="list103848041176360" text:continue-numbering="true" text:style-name="WWNum24">
        <text:list-item>
          <text:p text:style-name="P11">Was ist der TER Score für das kit System?</text:p>
        </text:list-item>
      </text:list>
      <text:p text:style-name="Standard"><text:soft-page-break/></text:p>
      <text:list xml:id="list103847395070775" text:continue-list="list103848004337428" text:style-name="WWNum1">
        <text:list-item>
          <text:h text:style-name="P15" text:outline-level="2">METEOR Score</text:h>
        </text:list-item>
      </text:list>
      <text:p text:style-name="Standard"/>
      <text:p text:style-name="Standard">Rufen Sie das Programm zur Berechnung des METEOR Scores für alle vier Übersetzungen auf:</text:p>
      <text:p text:style-name="P4">java -jar /project/smtstud/ss16/bin/meteor.jar &lt;translation.sgm&gt; &lt;reference.sgm&gt; -sgml</text:p>
      <text:p text:style-name="P3"/>
      <text:list xml:id="list103846815030939" text:continue-list="list103848041176360" text:style-name="WWNum24">
        <text:list-item>
          <text:p text:style-name="P11">Wie ändert sich das Ranking im Vergleich zu BLEU?</text:p>
        </text:list-item>
        <text:list-item>
          <text:p text:style-name="P11">Wieso muss man bei METEOR die zu evaluierende Sprache angeben?</text:p>
        </text:list-item>
      </text:list>
      <text:p text:style-name="Standard"/>
      <text:p text:style-name="Standard">Berechnen Sie den METEOR Score für die vier Systeme nur unter Verwendung der „exact“ Matchingmethode. (Hinweis: <text:span text:style-name="T7">-m exact</text:span>)</text:p>
      <text:p text:style-name="Standard"/>
      <text:list xml:id="list103846992272390" text:continue-numbering="true" text:style-name="WWNum24">
        <text:list-item>
          <text:p text:style-name="P11">Wie ändert sich das Ranking der Systeme?</text:p>
        </text:list-item>
        <text:list-item>
          <text:p text:style-name="P11">Was ist der Unterschied zur default Matchingmethode?</text:p>
        </text:list-item>
      </text:list>
      <text:p text:style-name="Standard"/>
      <text:p text:style-name="Standard"><text: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system</text:p>
          </table:table-cell>
          <table:table-cell table:style-name="Table5.A1" office:value-type="string">
            <text:p text:style-name="P3">METEOR</text:p>
          </table:table-cell>
          <table:table-cell table:style-name="Table5.A1" office:value-type="string">
            <text:p text:style-name="P3">METEOR <text:s/>only exact match</text:p>
          </table:table-cell>
        </table:table-row>
        <table:table-row table:style-name="Table5.1">
          <table:table-cell table:style-name="Table5.A2" office:value-type="string">
            <text:p text:style-name="Standard">dfki</text:p>
          </table:table-cell>
          <table:table-cell table:style-name="Table5.A2" office:value-type="string">
            <text:p text:style-name="P6">0.5490</text:p>
          </table:table-cell>
          <table:table-cell table:style-name="Table5.A2" office:value-type="string">
            <text:p text:style-name="P6">0.4840</text:p>
          </table:table-cell>
        </table:table-row>
        <table:table-row table:style-name="Table5.1">
          <table:table-cell table:style-name="Table5.A3" office:value-type="string">
            <text:p text:style-name="Standard">jhu</text:p>
          </table:table-cell>
          <table:table-cell table:style-name="Table5.A3" office:value-type="string">
            <text:p text:style-name="P6">0.5522</text:p>
          </table:table-cell>
          <table:table-cell table:style-name="Table5.A3" office:value-type="string">
            <text:p text:style-name="P6">0.4982</text:p>
          </table:table-cell>
        </table:table-row>
        <table:table-row table:style-name="Table5.1">
          <table:table-cell table:style-name="Table5.A3" office:value-type="string">
            <text:p text:style-name="Standard">kit</text:p>
          </table:table-cell>
          <table:table-cell table:style-name="Table5.A3" office:value-type="string">
            <text:p text:style-name="P6">0.5971</text:p>
          </table:table-cell>
          <table:table-cell table:style-name="Table5.A3" office:value-type="string">
            <text:p text:style-name="P6">0.5360</text:p>
          </table:table-cell>
        </table:table-row>
        <table:table-row table:style-name="Table5.1">
          <table:table-cell table:style-name="Table5.A3" office:value-type="string">
            <text:p text:style-name="Standard">rwth</text:p>
          </table:table-cell>
          <table:table-cell table:style-name="Table5.A3" office:value-type="string">
            <text:p text:style-name="P6">0.5934</text:p>
          </table:table-cell>
          <table:table-cell table:style-name="Table5.A3" office:value-type="string">
            <text:p text:style-name="P6">0.5378</text:p>
          </table:table-cell>
        </table:table-row>
      </table:table>
      <text:p text:style-name="P3"/>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ce style:name="Symbol" svg:font-family="Symbol"/>
    <style:font-face style:name="Wingdings" svg:font-family="Wingdings"/>
    <style:font-face style:name="Cambria" svg:font-family="Cambria" style:font-family-generic="roman"/>
    <style:font-face style:name="Courier" svg:font-family="Courier" style:font-family-generic="modern" style:font-pitch="fixed"/>
    <style:font-face style:name="Courier New1" svg:font-family="'Courier New'" style:font-adornments="Norma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letter-kerning="true" style:font-name-asian="Arial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de" fo:country="DE" style:font-size-asian="12pt" style:font-name-complex="Cambria1" style:font-family-complex="Cambri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font-name-complex="Courier New2" style:font-family-complex="'Courier New'"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Calibri1" style:font-family-complex="Calibri"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fo:language="de" fo:country="DE" style:font-size-asian="10pt" style:font-name-complex="Courier New2" style:font-family-complex="'Courier New'" style:font-family-generic-complex="system" style:font-pitch-complex="variable" style:font-size-complex="10pt"/>
    </style:style>
    <style:style style:name="Footer_20_Char" style:display-name="Footer Char" style:family="text" style:parent-style-name="Default_20_Paragraph_20_Font">
      <style:text-properties fo:font-size="12pt" fo:language="de" fo:country="DE" style:font-size-asian="12pt" style:font-size-complex="12pt"/>
    </style:style>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fo:font-size="10pt" style:font-size-asian="10pt" style:font-name-complex="Symbol1" style:font-family-complex="Symbol" style:font-family-generic-complex="system" style:font-pitch-complex="variable" style:font-size-complex="10pt"/>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font-size-complex="10pt"/>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 text:bullet-char="-">
        <style:list-level-properties text:list-level-position-and-space-mode="label-alignment">
          <style:list-level-label-alignment text:label-followed-by="listtab" text:list-tab-stop-position="0.7417in" fo:text-indent="-0.25in" fo:margin-left="0.7417in"/>
        </style:list-level-properties>
        <style:text-properties style:font-name="Cambria"/>
      </text:list-level-style-bullet>
      <text:list-level-style-bullet text:level="2" text:style-name="ListLabel_20_2"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4" text:bullet-char="-">
        <style:list-level-properties text:list-level-position-and-space-mode="label-alignment">
          <style:list-level-label-alignment text:label-followed-by="listtab" text:list-tab-stop-position="0.5in" fo:text-indent="-0.25in" fo:margin-left="0.5in"/>
        </style:list-level-properties>
        <style:text-properties style:font-name="Cambria"/>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25in" style:auto-text-indent="false"/>
    </style:style>
    <style:page-layout style:name="Mpm1">
      <style:page-layout-properties fo:page-width="8.2681in" fo:page-height="11.6929in" style:num-format="1" style:print-orientation="portrait" fo:margin-top="0.7874in" fo:margin-bottom="0.4925in" fo:margin-left="0.9453in" fo:margin-right="0.8661in" style:writing-mode="lr-tb" style:layout-grid-color="#c0c0c0" style:layout-grid-lines="26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165in" fo:margin-left="0in" fo:margin-right="0in" fo:margin-top="0.1772in" style:dynamic-spacing="true"/>
      </style:footer-style>
    </style:page-layout>
  </office:automatic-styles>
  <office:master-styles>
    <style:master-page style:name="Standard" style:page-layout-name="Mpm1">
      <style:footer>
        <text:p text:style-name="MP1"><text:page-number text:select-page="current">3</text:page-number></text:p>
        <text:p text:style-name="MP2"/>
      </style:footer>
      <style:footer-left>
        <text:p text:style-name="MP2"><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ktikum Maschinelle Übersetzung – Language Model</dc:title>
    <meta:initial-creator>Almut Silja Hildebrand</meta:initial-creator>
    <meta:editing-cycles>22</meta:editing-cycles>
    <meta:print-date>2013-06-11T13:37:49</meta:print-date>
    <meta:creation-date>2010-06-15T13:00:00</meta:creation-date>
    <dc:date>2017-05-12T10:38:45.959528444</dc:date>
    <meta:editing-duration>P2DT19H9M33S</meta:editing-duration>
    <meta:generator>LibreOffice/4.2.8.2$Linux_X86_64 LibreOffice_project/420m0$Build-2</meta:generator>
    <meta:printed-by>Mohammed Mediani</meta:printed-by>
    <meta:document-statistic meta:table-count="3" meta:image-count="0" meta:object-count="0" meta:page-count="4" meta:paragraph-count="130" meta:word-count="844" meta:character-count="6150" meta:non-whitespace-character-count="5431"/>
    <meta:user-defined meta:name="AppVersion">12.0000</meta:user-defined>
    <meta:user-defined meta:name="Company">Karlsruhe Institut für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